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9295" officeooo:paragraph-rsid="00099295"/>
    </style:style>
    <style:style style:name="P2" style:family="paragraph" style:parent-style-name="Standard">
      <style:text-properties officeooo:rsid="000aa234" officeooo:paragraph-rsid="000aa234"/>
    </style:style>
    <style:style style:name="P3" style:family="paragraph" style:parent-style-name="Text_20_body">
      <style:text-properties style:text-underline-style="none" officeooo:rsid="000e0ab6" officeooo:paragraph-rsid="000e0ab6"/>
    </style:style>
    <style:style style:name="P4" style:family="paragraph" style:parent-style-name="Text_20_body">
      <style:text-properties officeooo:rsid="000eb7ea" officeooo:paragraph-rsid="000eb7ea"/>
    </style:style>
    <style:style style:name="P5" style:family="paragraph" style:parent-style-name="Text_20_body">
      <style:text-properties officeooo:rsid="0010b3fd" officeooo:paragraph-rsid="0010b3fd"/>
    </style:style>
    <style:style style:name="P6" style:family="paragraph" style:parent-style-name="Standard" style:list-style-name="L1">
      <style:text-properties officeooo:paragraph-rsid="00099295"/>
    </style:style>
    <style:style style:name="P7" style:family="paragraph" style:parent-style-name="Standard" style:list-style-name="L1">
      <style:text-properties officeooo:rsid="00099295" officeooo:paragraph-rsid="00099295"/>
    </style:style>
    <style:style style:name="P8" style:family="paragraph" style:parent-style-name="Standard" style:list-style-name="L1">
      <style:text-properties officeooo:rsid="000aa234" officeooo:paragraph-rsid="000aa234"/>
    </style:style>
    <style:style style:name="P9" style:family="paragraph" style:parent-style-name="Standard" style:list-style-name="L2">
      <style:text-properties officeooo:rsid="000c603d" officeooo:paragraph-rsid="000c603d"/>
    </style:style>
    <style:style style:name="P10" style:family="paragraph" style:parent-style-name="Standard" style:list-style-name="L2">
      <style:text-properties officeooo:rsid="000d7d35" officeooo:paragraph-rsid="000d7d35"/>
    </style:style>
    <style:style style:name="P11" style:family="paragraph" style:parent-style-name="Text_20_body" style:list-style-name="L3">
      <style:text-properties officeooo:rsid="000e0ab6" officeooo:paragraph-rsid="000e0ab6"/>
    </style:style>
    <style:style style:name="P12" style:family="paragraph" style:parent-style-name="Text_20_body" style:list-style-name="L4">
      <style:text-properties officeooo:rsid="000eb7ea" officeooo:paragraph-rsid="000eb7ea"/>
    </style:style>
    <style:style style:name="P13" style:family="paragraph" style:parent-style-name="Text_20_body" style:list-style-name="L5">
      <style:text-properties officeooo:rsid="000eb7ea" officeooo:paragraph-rsid="000eb7ea"/>
    </style:style>
    <style:style style:name="P14" style:family="paragraph" style:parent-style-name="Text_20_body" style:list-style-name="L5">
      <style:text-properties officeooo:rsid="000f909c" officeooo:paragraph-rsid="000f909c"/>
    </style:style>
    <style:style style:name="P15" style:family="paragraph" style:parent-style-name="Text_20_body">
      <style:text-properties officeooo:rsid="000f909c" officeooo:paragraph-rsid="000f909c"/>
    </style:style>
    <style:style style:name="P16" style:family="paragraph" style:parent-style-name="Text_20_body" style:list-style-name="L6">
      <style:text-properties officeooo:rsid="0010b3fd" officeooo:paragraph-rsid="0010b3fd"/>
    </style:style>
    <style:style style:name="P17" style:family="paragraph" style:parent-style-name="Text_20_body" style:list-style-name="L4">
      <style:text-properties officeooo:rsid="0014f899" officeooo:paragraph-rsid="0014f899"/>
    </style:style>
    <style:style style:name="P18" style:family="paragraph" style:parent-style-name="Text_20_body" style:list-style-name="L4">
      <style:text-properties officeooo:rsid="00159ff7" officeooo:paragraph-rsid="00159ff7"/>
    </style:style>
    <style:style style:name="P19" style:family="paragraph" style:parent-style-name="Text_20_body" style:list-style-name="L7">
      <style:text-properties officeooo:rsid="00176ebd" officeooo:paragraph-rsid="00176ebd"/>
    </style:style>
    <style:style style:name="P20" style:family="paragraph" style:parent-style-name="Text_20_body" style:list-style-name="L7">
      <style:text-properties officeooo:rsid="0018dad2" officeooo:paragraph-rsid="0018dad2"/>
    </style:style>
    <style:style style:name="P21" style:family="paragraph" style:parent-style-name="Heading_20_1">
      <style:text-properties officeooo:rsid="000eb7ea" officeooo:paragraph-rsid="000eb7ea"/>
    </style:style>
    <style:style style:name="T1" style:family="text">
      <style:text-properties officeooo:rsid="00117b53"/>
    </style:style>
    <style:style style:name="T2" style:family="text">
      <style:text-properties officeooo:rsid="0015c8b4"/>
    </style:style>
    <style:style style:name="T3" style:family="text">
      <style:text-properties officeooo:rsid="001aa6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ncionalidad</text:h>
      <text:p text:style-name="P1"/>
      <text:list xml:id="list5634236691688746745" text:style-name="L1">
        <text:list-item>
          <text:p text:style-name="P7">Agregamos un Func_Cod porque si usamos directamente el nombre, nos da advertencias como: </text:p>
          <text:p text:style-name="P6"/>
          <text:p text:style-name="P7">“Advertencia: la máxima longitud de clave es de 900 bytes. El índice 'PK__Rol_Usua__0B21C7142AF6ED82' tiene una longitud máxima de 1020 bytes. Para algunas combinaciones de valores grandes, la operación de inserción o actualización no funcionará correctamente.”</text:p>
        </text:list-item>
        <text:list-item>
          <text:p text:style-name="P8">Ciertas funcionalidades como Depósito, Transferencia, Retiro, <text:span text:style-name="T1">Asociar/Desasociar Tarjeta s</text:span>ólo pueden ser realizadas por un Cliente y no por el administrador.</text:p>
        </text:list-item>
      </text:list>
      <text:p text:style-name="P2"/>
      <text:h text:style-name="Heading_20_1" text:outline-level="1">Usuarios</text:h>
      <text:list xml:id="list4109697338601083025" text:style-name="L2">
        <text:list-item>
          <text:p text:style-name="P9">Para cada Cliente en la tabla maestra, se crea un usuario con los siguientes datos:</text:p>
          <text:list>
            <text:list-item>
              <text:p text:style-name="P9">Username: nombre.apellido (todo en minúsculas y con acentos).</text:p>
            </text:list-item>
            <text:list-item>
              <text:p text:style-name="P9">Password: “default” (sin comillas)</text:p>
            </text:list-item>
            <text:list-item>
              <text:p text:style-name="P9">Fecha de creación y última modificación: <text:span text:style-name="T1">2016-01-01</text:span></text:p>
            </text:list-item>
            <text:list-item>
              <text:p text:style-name="P9">Pregunta secreta: “pregunta?” Respuesta secreta: “respuesta” (sin comillas)</text:p>
            </text:list-item>
            <text:list-item>
              <text:p text:style-name="P9">Intentos de login: cero</text:p>
            </text:list-item>
          </text:list>
        </text:list-item>
        <text:list-item>
          <text:p text:style-name="P9">Usuarios admin: admin, admin2 y admin3 como nombres de usuario, todos con password “w23e” (sin comillas) y el resto de los datos igual que los clientes.</text:p>
        </text:list-item>
        <text:list-item>
          <text:p text:style-name="P10">Todos los usuarios se crean con el Rol “Cliente”.</text:p>
        </text:list-item>
      </text:list>
      <text:p text:style-name="P1"/>
      <text:h text:style-name="Heading_20_1" text:outline-level="1">Clientes</text:h>
      <text:list xml:id="list2742077095275609769" text:style-name="L3">
        <text:list-item>
          <text:p text:style-name="P11">La localidad la dejamos en NULL para que el cliente pueda completarla más adelante.</text:p>
        </text:list-item>
        <text:list-item>
          <text:p text:style-name="P11">La nacionalidad la tomamos en base al país.</text:p>
        </text:list-item>
      </text:list>
      <text:p text:style-name="P3"/>
      <text:h text:style-name="Heading_20_1" text:outline-level="1">Tipos De Cuenta</text:h>
      <text:list xml:id="list8216556452493200383" text:style-name="L4">
        <text:list-item>
          <text:p text:style-name="P12">Asumimos que los costos y duración los establecemos nos<text:span text:style-name="T1">o</text:span>tros.</text:p>
        </text:list-item>
        <text:list-item>
          <text:p text:style-name="P12">Cuenta ORO: Apertura $300, Duración 30 días, Costo por transferencia 5%.</text:p>
        </text:list-item>
        <text:list-item>
          <text:p text:style-name="P12">Cuenta PLATA: Apertura $200, Duración 40 días, Costo por transferencia 10%.</text:p>
        </text:list-item>
        <text:list-item>
          <text:p text:style-name="P12">Cuenta BRONCE: Apertura $100, Duración 20 días, Costo por transferencia 15%.</text:p>
        </text:list-item>
        <text:list-item>
          <text:p text:style-name="P12">Cuenta Gratuita: No tiene ningún costo y no tiene duración determinada.</text:p>
        </text:list-item>
        <text:list-item>
          <text:p text:style-name="P17">Si un cliente quiere cambiar el tipo de su cuenta cuando aún le quedan días de suscripción disponibles, se le reintegra como saldo en esa misma cuenta, el equivalente al precio por día de esa suscripción, por la cantidad de días que le quedan. Por ejemplo, si tiene una suscripción por 30 días ORO, cuyo valor por día es de $10, y a los 15 días de estar cursando <text:soft-page-break/>esa suscripción decide cambiar a otro tipo de cuenta, se le reintegrarán $150 en saldo en esa cuenta, que equivalen a 15 días que le restan de la suscripción ORO ($150 = $10/día * 15 días).</text:p>
        </text:list-item>
        <text:list-item>
          <text:p text:style-name="P18">Si el cliente acepta cambiar de tipo de cuenta, luego de cambiar de tipo, tendrá que inmediatamente comprar suscripciones para poder operar con su cuenta. Es decir, la operación de cambio de cuenta no genera ningún costo pero, el cliente no podrá operar con esa cuenta hasta que compre alguna suscripción de ese tipo.</text:p>
        </text:list-item>
      </text:list>
      <text:p text:style-name="P4"/>
      <text:h text:style-name="P21" text:outline-level="1">Cuentas</text:h>
      <text:list xml:id="list4732457481924721542" text:style-name="L5">
        <text:list-item>
          <text:p text:style-name="P13">Asumimos que todas las cuentas en la tabla maestra están habilitadas para operar.</text:p>
        </text:list-item>
        <text:list-item>
          <text:p text:style-name="P14">Los tipos de cuenta para las cuentas existentes se asignan de forma random y tienen como vencimiento, la duración del tipo de cuenta <text:span text:style-name="T2">que se les asigne</text:span>.</text:p>
        </text:list-item>
      </text:list>
      <text:p text:style-name="P15"/>
      <text:h text:style-name="Heading_20_1" text:outline-level="1">Saldos</text:h>
      <text:list xml:id="list8935539068112378339" text:style-name="L6">
        <text:list-item>
          <text:p text:style-name="P16">Asumimos que la tabla maestra tiene todas las operaciones históricas y que las mismas son correctas. Por lo tanto, sumando los depósitos, realizando las transferencias y descontando los retiros, obtenemos el saldo de las cuentas al momento de la migración.</text:p>
        </text:list-item>
      </text:list>
      <text:p text:style-name="P5"/>
      <text:h text:style-name="Heading_20_1" text:outline-level="1">Facturación</text:h>
      <text:list xml:id="list8259822014893194156" text:style-name="L7">
        <text:list-item>
          <text:p text:style-name="P19">En la tabla Maestra no hay tipos de factura. Asumimos que todas las facturas que se realizan son de tipo “A”.</text:p>
        </text:list-item>
        <text:list-item>
          <text:p text:style-name="P19">Asumimos que todas las operaciones de la tabla maestra están facturadas y que las facturas en la tabla maestra corresponden a esas operaciones.</text:p>
        </text:list-item>
        <text:list-item>
          <text:p text:style-name="P20">En la funcionalidad de facturación, un cliente puede ver sus <text:span text:style-name="T3">transacciones pendientes de facturación y generar una factura con las mimas. U</text:span>n administrador puede ver todas las <text:span text:style-name="T3">transacciones pendientes de facturación de todos los clientes y no puede generar factur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Orbe</meta:initial-creator>
    <meta:creation-date>2015-05-27T04:58:49.238785199</meta:creation-date>
    <dc:date>2015-06-17T04:46:41.822862909</dc:date>
    <dc:creator>Sergio Orbe</dc:creator>
    <meta:editing-duration>P1DT23H55M52S</meta:editing-duration>
    <meta:editing-cycles>13</meta:editing-cycles>
    <meta:generator>LibreOffice/4.4.4.1.0$Linux_X86_64 LibreOffice_project/40m0$Build-1</meta:generator>
    <meta:document-statistic meta:table-count="0" meta:image-count="0" meta:object-count="0" meta:page-count="2" meta:paragraph-count="34" meta:word-count="583" meta:character-count="3485" meta:non-whitespace-character-count="2961"/>
  </office:meta>
</office:document-meta>
</file>